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TextExtractor.JackrabbitTextExtractor( String class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ackrabbitTextExtracto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TextExtractor.extractText( InputStream stream , String type , String 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